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AE7E087A56F7225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6" style:family="paragraph" style:parent-style-name="Table_20_Contents">
      <style:text-properties officeooo:rsid="002ca94a" officeooo:paragraph-rsid="0035bc70"/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1" style:family="paragraph" style:parent-style-name="Standard" style:list-style-name="L1">
      <style:text-properties officeooo:rsid="0027fb88" officeooo:paragraph-rsid="0027fb8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20556b"/>
    </style:style>
    <style:style style:name="T16" style:family="text">
      <style:text-properties officeooo:rsid="0035bc70"/>
    </style:style>
    <style:style style:name="T17" style:family="text">
      <style:text-properties officeooo:rsid="0037d1a0"/>
    </style:style>
    <style:style style:name="T18" style:family="text">
      <style:text-properties officeooo:rsid="003862a1"/>
    </style:style>
    <style:style style:name="T19" style:family="text">
      <style:text-properties officeooo:rsid="0038cb8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6">#5722, #4556</text:span></text:p>
      <text:p text:style-name="P17">Dodatek č. <text:span text:style-name="T17">2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4"><text:span text:style-name="T8">Česká pirátská strana, </text:span>organizační složka: <text:span text:style-name="T13">Personální odbor</text:span></text:p>
            <text:p text:style-name="P14">z<text:span text:style-name="T12">a</text:span>st<text:span text:style-name="T12">o</text:span>up<text:span text:style-name="T12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5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4">kontakt: <text:span text:style-name="T15">Barbora Hradečná <text:s text:c="4"/></text:span>e-mail: <text:span text:style-name="T15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9"><text:span text:style-name="T8">Dodavatel</text:span><text:span text:style-name="T9">:</text:span></text:p>
          </table:table-cell>
          <table:table-cell table:style-name="Tabulka1.A1" office:value-type="string">
            <text:p text:style-name="Table_20_Contents">Jméno: Michal Gill, Bc. </text:p>
            <text:p text:style-name="Table_20_Contents">Ičo: 76347451 <text:s text:c="8"/>bydliště: Karviná, Ráj, V Aleji 489/11</text:p>
          </table:table-cell>
        </table:table-row>
        <table:table-row table:style-name="Tabulka1.3">
          <table:table-cell table:style-name="Tabulka1.A1" office:value-type="string">
            <text:list xml:id="list1633872051644863866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2117125229218" text:continue-numbering="true" text:style-name="L1">
              <text:list-item>
                <text:p text:style-name="P21">Změna – upřesnění odměny od 1.<text:span text:style-name="T16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6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1"/>
            <text:p text:style-name="P10">• paušální odměna <text:span text:style-name="T18">16000</text:span> Kč měsíčně </text:p>
            <text:p text:style-name="P10">• úkolová odměna: až <text:span text:style-name="T18">7</text:span> 000 Kč měsíčně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18">40</text:span>h <text:span text:style-name="T13">týdně </text:span>(slovy: <text:span text:style-name="T18">čtyři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8">V <text:span text:style-name="T13">Praze</text:span> dne <text:span text:style-name="T14">01.06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19">Michal Gill</text:span></text:p>
      <text:p text:style-name="P7"/>
      <text:p text:style-name="P7"/>
      <text:p text:style-name="P6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E7E087A56F7225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4T00:21:16.366277791</dc:date>
    <meta:editing-cycles>114</meta:editing-cycles>
    <meta:editing-duration>P24DT17H34M5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2" meta:character-count="1399" meta:non-whitespace-character-count="1215"/>
    <meta:user-defined meta:name="Informace 1"/>
    <meta:user-defined meta:name="Informace 2"/>
    <meta:user-defined meta:name="Informace 3"/>
    <meta:user-defined meta:name="Informace 4"/>
  </office:meta>
</office:document-meta>
</file>